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52525" style:font-name="Roboto" fo:font-size="13.5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weight="bold" style:font-weight-asian="bold" style:font-weight-complex="bold"/>
    </style:style>
    <style:style style:name="P3" style:family="paragraph" style:parent-style-name="Standard">
      <style:paragraph-properties fo:margin-left="0cm" fo:margin-right="0cm" fo:text-align="justify" style:justify-single-word="false" fo:text-indent="0cm" style:auto-text-indent="false"/>
      <style:text-properties officeooo:paragraph-rsid="0024bb23"/>
    </style:style>
    <style:style style:name="P4" style:family="paragraph" style:parent-style-name="Standard" style:list-style-name="L1">
      <style:paragraph-properties fo:text-align="justify" style:justify-single-word="false" fo:orphans="2" fo:widows="2"/>
      <style:text-properties fo:font-weight="bold"/>
    </style:style>
    <style:style style:name="P5" style:family="paragraph" style:parent-style-name="Standard" style:list-style-name="L1">
      <style:paragraph-properties fo:text-align="justify" style:justify-single-word="false" fo:orphans="2" fo:widows="2"/>
      <style:text-properties fo:font-variant="normal" fo:text-transform="none" fo:color="#252525" style:font-name="Roboto" fo:font-size="13.5pt" fo:letter-spacing="normal" fo:font-style="normal" fo:font-weight="normal" officeooo:paragraph-rsid="00202842" loext:padding="0cm" loext:border="none"/>
    </style:style>
    <style:style style:name="P6" style:family="paragraph" style:parent-style-name="Standard" style:list-style-name="L1">
      <style:paragraph-properties fo:text-align="justify" style:justify-single-word="false" fo:orphans="2" fo:widows="2"/>
      <style:text-properties fo:font-variant="normal" fo:text-transform="none" fo:color="#252525" style:font-name="Roboto" fo:font-size="14pt" fo:letter-spacing="normal" fo:font-style="normal" fo:font-weight="bold" officeooo:rsid="00202842" officeooo:paragraph-rsid="00202842" style:font-size-asian="14pt" style:font-weight-asian="bold" style:font-size-complex="14pt" style:font-weight-complex="bold" loext:padding="0cm" loext:border="none"/>
    </style:style>
    <style:style style:name="P7" style:family="paragraph" style:parent-style-name="Standard" style:list-style-name="L1">
      <style:paragraph-properties fo:text-align="justify" style:justify-single-word="false" fo:orphans="2" fo:widows="2"/>
      <style:text-properties fo:font-variant="normal" fo:text-transform="none" fo:color="#000000" style:font-name="Ubuntu" fo:font-size="14.25pt" fo:letter-spacing="normal" fo:font-style="normal" fo:font-weight="normal" officeooo:paragraph-rsid="00202842" loext:padding="0cm" loext:border="none"/>
    </style:style>
    <style:style style:name="P8" style:family="paragraph" style:parent-style-name="Standard" style:list-style-name="L1">
      <style:paragraph-properties fo:text-align="justify" style:justify-single-word="false" fo:orphans="2" fo:widows="2"/>
      <style:text-properties officeooo:paragraph-rsid="0021efb7"/>
    </style:style>
    <style:style style:name="P9" style:family="paragraph" style:parent-style-name="Standard" style:list-style-name="L1">
      <style:paragraph-properties fo:text-align="justify" style:justify-single-word="false" fo:orphans="2" fo:widows="2"/>
      <style:text-properties officeooo:paragraph-rsid="0023878a"/>
    </style:style>
    <style:style style:name="P10" style:family="paragraph" style:parent-style-name="Standard">
      <style:paragraph-properties fo:orphans="2" fo:widows="2"/>
    </style:style>
    <style:style style:name="P11" style:family="paragraph" style:parent-style-name="Standard" style:list-style-name="L2">
      <style:text-properties officeooo:paragraph-rsid="002c6c86"/>
    </style:style>
    <style:style style:name="P12" style:family="paragraph" style:parent-style-name="Standard" style:list-style-name="L2">
      <style:text-properties officeooo:paragraph-rsid="002dc0d1"/>
    </style:style>
    <style:style style:name="P13" style:family="paragraph" style:parent-style-name="Standard" style:list-style-name="L2">
      <style:text-properties officeooo:paragraph-rsid="002fb65a"/>
    </style:style>
    <style:style style:name="P14" style:family="paragraph" style:parent-style-name="Standard">
      <style:text-properties officeooo:paragraph-rsid="002c6c86"/>
    </style:style>
    <style:style style:name="P15" style:family="paragraph" style:parent-style-name="Standard">
      <style:text-properties officeooo:paragraph-rsid="002dc0d1"/>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fo:font-variant="normal" fo:text-transform="none" fo:color="#252525" style:font-name="Roboto" fo:font-size="13.5pt" fo:letter-spacing="normal" fo:font-style="normal" fo:font-weight="bold" style:font-weight-asian="bold" style:font-weight-complex="bold"/>
    </style:style>
    <style:style style:name="P18" style:family="paragraph" style:parent-style-name="Standard">
      <style:paragraph-properties fo:margin-left="0cm" fo:margin-right="0cm" fo:text-indent="0cm" style:auto-text-indent="false"/>
      <style:text-properties officeooo:paragraph-rsid="00270019"/>
    </style:style>
    <style:style style:name="P19" style:family="paragraph" style:parent-style-name="Standard">
      <style:paragraph-properties fo:margin-left="0cm" fo:margin-right="0cm" fo:text-indent="0cm" style:auto-text-indent="false"/>
      <style:text-properties officeooo:paragraph-rsid="00289ce3"/>
    </style:style>
    <style:style style:name="P20" style:family="paragraph" style:parent-style-name="Standard">
      <style:paragraph-properties fo:margin-left="0cm" fo:margin-right="0cm" fo:text-indent="0cm" style:auto-text-indent="false"/>
      <style:text-properties officeooo:paragraph-rsid="002a1249"/>
    </style:style>
    <style:style style:name="T1" style:family="text">
      <style:text-properties fo:font-variant="normal" fo:text-transform="none" fo:color="#252525" style:font-name="Roboto" fo:font-size="10.5pt" fo:letter-spacing="normal" fo:font-style="normal" fo:font-weight="normal"/>
    </style:style>
    <style:style style:name="T2" style:family="text">
      <style:text-properties fo:font-variant="normal" fo:text-transform="none" fo:color="#252525" style:font-name="Roboto" fo:font-size="10.5pt" fo:letter-spacing="normal" fo:font-style="normal" fo:font-weight="normal" loext:padding="0cm" loext:border="none"/>
    </style:style>
    <style:style style:name="T3" style:family="text">
      <style:text-properties fo:font-variant="normal" fo:text-transform="none" fo:color="#252525" style:font-name="Roboto" fo:font-size="13.5pt" fo:letter-spacing="normal" fo:font-style="normal" fo:font-weight="normal" loext:padding="0cm" loext:border="none"/>
    </style:style>
    <style:style style:name="T4"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5" style:family="text">
      <style:text-properties fo:font-variant="normal" fo:text-transform="none" fo:color="#252525" style:font-name="Roboto" fo:font-size="13.5pt" fo:letter-spacing="normal" fo:font-style="normal" fo:font-weight="normal" style:font-style-asian="normal" style:font-weight-asian="normal" style:font-style-complex="normal" style:font-weight-complex="normal" loext:padding="0cm" loext:border="none"/>
    </style:style>
    <style:style style:name="T6" style:family="text">
      <style:text-properties fo:font-variant="normal" fo:text-transform="none" fo:color="#252525" style:font-name="Roboto" fo:font-size="13.5pt" fo:letter-spacing="normal" fo:font-style="normal" fo:font-weight="normal" officeooo:rsid="0021efb7" loext:padding="0cm" loext:border="none"/>
    </style:style>
    <style:style style:name="T7"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8" style:family="text">
      <style:text-properties fo:font-variant="normal" fo:text-transform="none" fo:color="#252525" style:font-name="Roboto" fo:font-size="13.5pt" fo:letter-spacing="normal" fo:font-style="normal" fo:font-weight="normal" officeooo:rsid="002a1249" loext:padding="0cm" loext:border="none"/>
    </style:style>
    <style:style style:name="T9" style:family="text">
      <style:text-properties fo:font-variant="normal" fo:text-transform="none" fo:color="#252525" style:font-name="Roboto" fo:font-size="13.5pt" fo:letter-spacing="normal" fo:font-style="normal" fo:font-weight="normal" officeooo:rsid="002dc0d1" loext:padding="0cm" loext:border="none"/>
    </style:style>
    <style:style style:name="T10"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11" style:family="text">
      <style:text-properties fo:font-variant="normal" fo:text-transform="none" fo:color="#252525" style:font-name="Roboto" fo:font-size="13.5pt" fo:letter-spacing="normal" fo:font-style="normal" officeooo:rsid="001d9b43" loext:padding="0cm" loext:border="none"/>
    </style:style>
    <style:style style:name="T12" style:family="text">
      <style:text-properties fo:font-variant="normal" fo:text-transform="none" fo:color="#252525" style:font-name="Roboto" fo:font-size="13.5pt" fo:letter-spacing="normal" fo:font-style="normal" loext:padding="0cm" loext:border="none"/>
    </style:style>
    <style:style style:name="T13"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14" style:family="text">
      <style:text-properties fo:font-variant="normal" fo:text-transform="none" fo:color="#252525" style:font-name="Roboto" fo:font-size="13.5pt" fo:letter-spacing="normal" fo:font-style="normal" fo:font-weight="bold" officeooo:rsid="0024bb23" style:font-weight-asian="bold" style:font-weight-complex="bold" loext:padding="0cm" loext:border="none"/>
    </style:style>
    <style:style style:name="T15" style:family="text">
      <style:text-properties fo:font-variant="normal" fo:text-transform="none" fo:color="#252525" style:font-name="Roboto" fo:font-size="13.5pt" fo:letter-spacing="normal" fo:font-style="normal" fo:font-weight="bold" officeooo:rsid="00289ce3" style:font-weight-asian="bold" style:font-weight-complex="bold" loext:padding="0cm" loext:border="none"/>
    </style:style>
    <style:style style:name="T16" style:family="text">
      <style:text-properties fo:font-variant="normal" fo:text-transform="none" fo:color="#252525" style:font-name="Roboto" fo:font-size="13.5pt" fo:letter-spacing="normal" fo:font-style="normal" fo:font-weight="bold" officeooo:rsid="0028d63b" style:font-weight-asian="bold" style:font-weight-complex="bold" loext:padding="0cm" loext:border="none"/>
    </style:style>
    <style:style style:name="T17" style:family="text">
      <style:text-properties fo:font-variant="normal" fo:text-transform="none" fo:color="#252525" style:font-name="Roboto" fo:font-size="13.5pt" fo:letter-spacing="normal" fo:font-style="normal" fo:font-weight="bold" officeooo:rsid="002a1249" style:font-weight-asian="bold" style:font-weight-complex="bold" loext:padding="0cm" loext:border="none"/>
    </style:style>
    <style:style style:name="T18" style:family="text">
      <style:text-properties fo:font-variant="normal" fo:text-transform="none" fo:color="#252525" style:font-name="Roboto" fo:font-size="13.5pt" fo:letter-spacing="normal" fo:font-style="normal" fo:font-weight="bold" officeooo:rsid="002b1ac3" style:font-weight-asian="bold" style:font-weight-complex="bold" loext:padding="0cm" loext:border="none"/>
    </style:style>
    <style:style style:name="T19" style:family="text">
      <style:text-properties fo:font-variant="normal" fo:text-transform="none" fo:color="#252525" style:font-name="Roboto" fo:font-size="13.5pt" fo:letter-spacing="normal" fo:font-style="normal" fo:font-weight="bold" officeooo:rsid="002c6c86" style:font-weight-asian="bold" style:font-weight-complex="bold" loext:padding="0cm" loext:border="none"/>
    </style:style>
    <style:style style:name="T20" style:family="text">
      <style:text-properties fo:font-variant="normal" fo:text-transform="none" fo:color="#252525" style:font-name="Roboto" fo:font-size="13.5pt" fo:letter-spacing="normal" fo:font-style="normal" fo:font-weight="bold" officeooo:rsid="002d746f" style:font-weight-asian="bold" style:font-weight-complex="bold" loext:padding="0cm" loext:border="none"/>
    </style:style>
    <style:style style:name="T21" style:family="text">
      <style:text-properties fo:font-variant="normal" fo:text-transform="none" fo:color="#252525" style:font-name="Roboto" fo:font-size="13.5pt" fo:letter-spacing="normal" fo:font-style="normal" fo:font-weight="bold" officeooo:rsid="002dc0d1" style:font-weight-asian="bold" style:font-weight-complex="bold" loext:padding="0cm" loext:border="none"/>
    </style:style>
    <style:style style:name="T22" style:family="text">
      <style:text-properties fo:font-variant="normal" fo:text-transform="none" fo:color="#252525" style:font-name="Roboto" fo:font-size="13.5pt" fo:letter-spacing="normal" fo:font-style="normal" fo:font-weight="bold" style:font-style-asian="normal" style:font-weight-asian="bold" style:font-style-complex="normal" style:font-weight-complex="bold" loext:padding="0cm" loext:border="none"/>
    </style:style>
    <style:style style:name="T23"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24"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25" style:family="text">
      <style:text-properties fo:font-variant="normal" fo:text-transform="none" fo:color="#252525" style:font-name="Roboto" fo:font-size="13.5pt" fo:letter-spacing="normal" fo:font-style="normal" fo:font-weight="bold" officeooo:rsid="0028d63b" fo:background-color="#ffff00" loext:char-shading-value="0" style:font-weight-asian="bold" style:font-weight-complex="bold" loext:padding="0cm" loext:border="none"/>
    </style:style>
    <style:style style:name="T26" style:family="text">
      <style:text-properties fo:font-variant="normal" fo:text-transform="none" fo:color="#252525" style:font-name="Roboto" fo:font-size="13.5pt" fo:letter-spacing="normal" fo:font-style="normal" fo:font-weight="bold" officeooo:rsid="002dc0d1" fo:background-color="#ffff00" loext:char-shading-value="0" style:font-weight-asian="bold" style:font-weight-complex="bold" loext:padding="0cm" loext:border="none"/>
    </style:style>
    <style:style style:name="T27" style:family="text">
      <style:text-properties fo:font-variant="normal" fo:text-transform="none" fo:color="#252525" style:font-name="Roboto" fo:font-size="13.5pt" fo:letter-spacing="normal" fo:font-style="normal" fo:font-weight="bold" officeooo:rsid="002dc0d1" fo:background-color="#ffff00" loext:char-shading-value="0" style:font-weight-asian="bold" style:font-weight-complex="bold" loext:padding="0cm" loext:border="none"/>
    </style:style>
    <style:style style:name="T28" style:family="text">
      <style:text-properties fo:font-variant="normal" fo:text-transform="none" fo:color="#252525" style:font-name="Roboto" fo:font-size="13.5pt" fo:letter-spacing="normal" fo:font-style="italic" fo:font-weight="bold" style:font-style-asian="italic" style:font-weight-asian="bold" style:font-style-complex="italic" style:font-weight-complex="bold" loext:padding="0cm" loext:border="none"/>
    </style:style>
    <style:style style:name="T29" style:family="text">
      <style:text-properties fo:font-variant="normal" fo:text-transform="none" fo:color="#252525" style:font-name="Roboto" fo:font-size="14pt" fo:letter-spacing="normal" fo:font-style="normal" fo:font-weight="normal" officeooo:rsid="00202842" style:font-size-asian="14pt" style:font-weight-asian="normal" style:font-size-complex="14pt" style:font-weight-complex="normal" loext:padding="0cm" loext:border="none"/>
    </style:style>
    <style:style style:name="T30" style:family="text">
      <style:text-properties fo:font-variant="normal" fo:text-transform="none" fo:color="#000000" style:font-name="Ubuntu" fo:font-size="14.25pt" fo:letter-spacing="normal" fo:font-style="normal" fo:font-weight="normal" loext:padding="0cm" loext:border="none"/>
    </style:style>
    <style:style style:name="T31" style:family="text">
      <style:text-properties fo:font-variant="normal" fo:text-transform="none" fo:color="#000000" style:font-name="Ubuntu" fo:font-size="14.25pt" fo:letter-spacing="normal" fo:font-style="normal" fo:font-weight="normal" style:font-weight-asian="normal" style:font-weight-complex="normal" loext:padding="0cm" loext:border="none"/>
    </style:style>
    <style:style style:name="T32" style:family="text">
      <style:text-properties fo:font-variant="normal" fo:text-transform="none" fo:color="#000000" style:font-name="Ubuntu" fo:font-size="14.25pt" fo:letter-spacing="normal" fo:font-style="normal" style:font-weight-asian="bold" style:font-weight-complex="bold" loext:padding="0cm" loext:border="none"/>
    </style:style>
    <style:style style:name="T33" style:family="text">
      <style:text-properties fo:font-variant="normal" fo:text-transform="none" fo:color="#000000" style:font-name="Ubuntu" fo:font-size="14.25pt" fo:letter-spacing="normal" fo:font-style="normal" officeooo:rsid="001d9b43" style:font-weight-asian="bold" style:font-weight-complex="bold" loext:padding="0cm" loext:border="none"/>
    </style:style>
    <style:style style:name="T34" style:family="text">
      <style:text-properties officeooo:rsid="001d9b43"/>
    </style:style>
    <style:style style:name="T35" style:family="text">
      <style:text-properties fo:color="#000000" style:font-name="Ubuntu" fo:font-size="14.25pt" loext:padding="0cm" loext:border="none"/>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officeooo:rsid="002700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6.5. </text:span><text:span text:style-name="T12">Gestión de la movilidad: principios</text:span></text:p>
      <text:p text:style-name="P1">Habiendo cubierto la naturaleza inalámbrica de los enlaces de comunicación en una red inalámbrica, ahora es el momento de centrar nuestra atención en la <text:span text:style-name="T36">movilidad</text:span> que estos enlaces inalámbricos permiten. <text:span text:style-name="T34">U</text:span>n nodo móvil es uno que cambia su punto de conexión <text:span text:style-name="T34">dentro de la</text:span> red a lo largo del tiempo.</text:p>
      <text:p text:style-name="P1"/>
      <text:list xml:id="list8719603553023857992" text:style-name="L1">
        <text:list-item>
          <text:p text:style-name="P4"><text:span text:style-name="T32">Desde el punto de vista de la capa de red, ¿</text:span><text:span text:style-name="T33">Qué tan</text:span><text:span text:style-name="T32"> móvil es un usuario? </text:span><text:span text:style-name="T30">Un usuario físicamente móvil presentará un conjunto muy diferente de desafíos para la capa de red, dependiendo de cómo se mueva entre los puntos de conexión a la red. En un extremo del espectro en la Figura 6.21, un usuario puede llevar una computadora portátil con una tarjeta de interfaz de red inalámbrica en un edificio. Como vimos en la Sección 6.3.4, este usuario no es móvil desde una perspectiva de capa de red. Además, si el usuario se asocia con el mismo punto de acceso independientemente de la ubicación, el usuario ni siquiera es móvil desde la perspectiva de la capa de enlace.</text:span></text:p>
          <text:p text:style-name="P7">En el otro extremo del espectro, considere al usuario que hace zoom a lo largo de la autopista en un BMW a 150 kilómetros por hora, pasando por múltiples redes de acceso inalámbrico y deseando mantener una conexión TCP ininterrumpida a una aplicación remota durante todo el viaje. </text:p>
          <text:p text:style-name="P5">¡Este usuario es definitivamente móvil! Entre estos extremos se encuentra un usuario que lleva una computadora portátil de una ubicación (por ejemplo, una oficina o dormitorio) a otra (por ejemplo, una cafetería, aula) y desea conectarse a la red en la nueva ubicación. Este usuario también es móvil (¡aunque menos que el conductor de BMW!) Pero no necesita mantener una conexión continua mientras se mueve entre los puntos de conexión a la red. La Figura 6.21 ilustra este espectro de movilidad del usuario desde la perspectiva de la capa de red.</text:p>
        </text:list-item>
        <text:list-item>
          <text:p text:style-name="P6">¿Qué importancia tiene para que la dirección del nodo móvil permanezca siempre igual?</text:p>
          <text:p text:style-name="P8"><text:span text:style-name="T29">Con la telefonía móvil, su número de teléfono, esencialmente la dirección de capa de red de su teléfono, sigue siendo el mismo que viaja de la red de telefonía móvil de un proveedor a otra. ¿Debe una computadora portátil mantener la misma dirección IP mientras se mueve entre redes IP? </text:span><text:span text:style-name="T3">La respuesta a esta pregunta dependerá en gran medida de las aplicaciones que se ejecutan. Para el conductor de BMW que desea mantener una conexión TCP ininterrumpida a una aplicación remota mientras navega a lo largo de la autopista, sería conveniente mantener la misma dirección IP. Recuerde en el Capítulo 3 que una aplicación de Internet necesita conocer la dirección IP y el número de puerto de la entidad remota con la que se está comunicando. </text:span><text:span text:style-name="T28">Si </text:span><text:soft-page-break/><text:span text:style-name="T28">una entidad móvil puede mantener su dirección IP a medida que se mueve, la movilidad se vuelve invisible desde el punto de vista de la aplicación.</text:span><text:span text:style-name="T3"> Esta transparencia tiene un gran valor: una aplicación no necesita preocuparse por una dirección IP que puede cambiar, y el mismo código de la aplicación sirve para conexiones móviles y no móviles por igual. Veremos en la siguiente sección que la IP móvil proporciona esta transparencia, lo que permite a un nodo móvil mantener su dirección IP permanente mientras se mueve entre redes.</text:span></text:p>
          <text:p text:style-name="P8"><text:span text:style-name="T6">P</text:span><text:span text:style-name="T3">or otro lado, un usuario móvil menos glamoroso podría simplemente querer apagar una computadora portátil de oficina, llevarla a casa, encenderla y trabajar desde casa. Si la computadora portátil funciona principalmente como cliente en aplicaciones cliente-servidor (por ejemplo, enviar / leer correo electrónico, navegar por la Web, Telnet a un host remoto) desde su casa, la dirección IP particular utilizada por la computadora portátil no es tan importante. En particular, uno podría obtener una multa con una dirección asignada temporalmente a la computadora portátil por el ISP que atiende la casa. Vimos en la Sección 4.4 que DHCP ya proporciona esta funcionalidad.</text:span></text:p>
        </text:list-item>
        <text:list-item>
          <text:p text:style-name="P9"><text:span text:style-name="T22">¿Qué infraestructura de conexión por cable está disponible? </text:span><text:span text:style-name="T5">En todos nuestros escenarios anteriores, hemos asumido implícitamente que hay una infraestructura fija a la que el usuario móvil puede conectarse, por ejemplo, la red del ISP de la casa, la red de acceso inalámbrico en la oficina o las redes de acceso inalámbrico que bordean la autopista. . ¿Y si no existe tal infraestructura? Si dos usuarios están dentro de la proximidad de comunicación, ¿pueden establecer una conexión de red en ausencia de cualquier otra infraestructura de capa de red? Las redes ad hoc proporcionan precisamente estas capacidades. Esta área de rápido desarrollo está a la vanguardia de la investigación de redes móviles y está fuera del alcance de este libro.</text:span><text:span text:style-name="T22"> </text:span><text:span text:style-name="T3"><text:line-break/></text:span><text:span text:style-name="T35"><text:line-break/></text:span></text:p>
        </text:list-item>
      </text:list>
      <text:p text:style-name="P3"><text:span text:style-name="T31">Para ilustrar los problemas involucrados en permitir que un usuario móvil mantenga conexiones continuas mientras se mueve entre redes, consideremos una analogía humana. </text:span><text:span text:style-name="T30">Un adulto de veintitantos años que se muda de la casa familiar se vuelve móvil, vive en una serie de dormitorios y / o apartamentos, y cambia de dirección a menudo. Si un viejo amigo quiere ponerse en contacto, ¿cómo puede ese amigo encontrar la dirección de su amigo móvil? </text:span><text:span text:style-name="T3">Una forma común es ponerse en contacto con la familia, ya que un adulto móvil a menudo registrará su dirección actual con la familia (¡por la única razón de que los padres puedan enviar dinero para ayudar a pagar el alquiler!). El hogar familiar, con su dirección permanente, se convierte en ese lugar al que otros pueden ir como primer paso para comunicarse con el adulto móvil. La </text:span><text:soft-page-break/><text:span text:style-name="T3">comunicación posterior del amigo puede ser indirecta (por ejemplo, el correo se envía primero a la casa de los padres y luego se reenvía al adulto móvil) o directo (por ejemplo, cuando el amigo usa la dirección obtenida de los padres para enviar correo) directamente a su amigo móvil).</text:span></text:p>
      <text:p text:style-name="P3"><text:span text:style-name="T3">En una configuración de red, el hogar permanente de un nodo móvil (como una computadora portátil o teléfono inteligente; </text:span><text:span text:style-name="T2">Un nodo móvil es un dispositivo conectado a Internet cuya ubicación y punto de conexión a Internet pueden cambiarse con frecuencia</text:span><text:span text:style-name="T3">) se conoce como </text:span><text:span text:style-name="T13">red doméstica</text:span><text:span text:style-name="T3">, y la entidad dentro de la red doméstica que realiza las funciones de administración de movilidad que se describen a continuación en nombre del nodo móvil como el </text:span><text:span text:style-name="T13">agente local</text:span><text:span text:style-name="T3">. La red en la que reside actualmente el nodo móvil se conoce como </text:span><text:span text:style-name="T13">red extranjera</text:span><text:span text:style-name="T3"> </text:span><text:span text:style-name="T13">(o visitada) foreign (or visited) network</text:span><text:span text:style-name="T3">, y la entidad dentro de la red externa que ayuda al nodo móvil con las funciones de administración de movilidad que se analizan a continuación se conoce como </text:span><text:span text:style-name="T13">agente externo </text:span><text:span text:style-name="T14">(Foreign agent)</text:span><text:span text:style-name="T3">. Para los profesionales móviles, su red doméstica podría ser la red de su compañía, mientras que la red visitada podría ser la red de un colega que está visitando. Un </text:span><text:span text:style-name="T13">corresponsal</text:span><text:span text:style-name="T14">(correspondent)</text:span><text:span text:style-name="T3"> es la entidad que desea comunicarse con el nodo móvil. La Figura 6.22 ilustra estos conceptos, así como los conceptos que se consideran a continuación. En la Figura 6.22, tenga en cuenta que los agentes se muestran como colocados junto con los enrutadores (por ejemplo, como procesos que se ejecutan en los enrutadores), pero, alternativamente, podrían ejecutarse en otros hosts o servidores en la red.</text:span></text:p>
      <text:p text:style-name="P16"/>
      <text:p text:style-name="P17"><text:span text:style-name="T37">6.5.1. </text:span>Direccionamiento</text:p>
      <text:p text:style-name="P16"/>
      <text:p text:style-name="P18"><text:span text:style-name="T3">Notamos anteriormente que para que la movilidad del usuario sea transparente para las aplicaciones de red, </text:span><text:span text:style-name="T13">es conveniente que un nodo móvil mantenga su dirección a medida que se mueve de una red a outra. Cuando un nodo móvil reside en una red extranjera, todo el tráfico dirigido a la dirección permanente del nodo ahora debe enrutarse a la red extranjera.</text:span><text:span text:style-name="T3"> ¿Cómo se puede hacer esto? </text:span><text:span text:style-name="T13">Una opción es que la red extranjera anuncie a todas las demás redes que el nodo móvil reside en su red.</text:span><text:span text:style-name="T3"> Esto podría ser </text:span><text:span text:style-name="T13">a través del intercambio habitual de información de enrutamiento intradominio e interdominio y requeriría algunos cambios en la infraestructura de enrutamiento existente</text:span><text:span text:style-name="T3">. </text:span><text:span text:style-name="T13">La red extranjera podría simplemente anunciar a sus vecinos que tiene una ruta muy específica a la dirección permanente del nodo móvil</text:span><text:span text:style-name="T3"> (es decir, esencialmente </text:span><text:span text:style-name="T13">informar a otras redes que tiene la ruta correcta para enrutar los datagramas a la dirección permanente del nodo móvil</text:span><text:span text:style-name="T3">; consulte la Sección 4.4) . </text:span><text:span text:style-name="T13">Estos vecinos luego propagarían esta información de </text:span><text:soft-page-break/><text:span text:style-name="T13">enrutamiento a través de la red como parte del procedimiento normal para actualizar la información de enrutamiento y reenviar las tablas</text:span><text:span text:style-name="T3">. </text:span><text:span text:style-name="T13">Cuando el nodo móvil abandona una red extranjera y se une a otra, la nueva red extranjera anunciará una nueva ruta altamente específica para el nodo móvil, y la antigua red extranjera retirará su información de enrutamiento con respecto al nodo móvil.</text:span></text:p>
      <text:p text:style-name="P18"><text:span text:style-name="T13">Esto resuelve dos problemas a la vez</text:span><text:span text:style-name="T3">, y lo hace sin realizar cambios significativos en la infraestructura de la capa de red. </text:span><text:span text:style-name="T13">Otras redes conocen la ubicación del nodo móvil, y es fácil enrutar los datagramas al nodo móvil</text:span><text:span text:style-name="T3">, ya que las tablas de reenvío dirigirán los datagramas a la red extranjera. </text:span><text:span text:style-name="T13">Un inconveniente importante</text:span><text:span text:style-name="T3">, sin embargo, es el de </text:span><text:span text:style-name="T13">la escalabilidad</text:span><text:span text:style-name="T3">. </text:span><text:span text:style-name="T13">Si la administración de la movilidad fuera responsabilidad de los enrutadores de la red, los enrutadores tendrían que mantener las entradas de la tabla de reenvío para potencialmente millones de nodos móviles y actualizar estas entradas a medida que los nodos se mueven</text:span><text:span text:style-name="T3">. Algunos inconvenientes adicionales se exploran en los problemas al final de este capítulo.</text:span></text:p>
      <text:p text:style-name="P19"><text:span text:style-name="T13">Un enfoque alternativo</text:span><text:span text:style-name="T3"> (y uno que se ha </text:span><text:span text:style-name="T13">adoptado en la práctica</text:span><text:span text:style-name="T3">) </text:span><text:span text:style-name="T13">es impulsar la funcionalidad de movilidad desde el núcleo de la red al borde de la red</text:span><text:span text:style-name="T3">, un tema recurrente en nuestro estudio de la arquitectura de Internet. </text:span><text:span text:style-name="T13">Una forma natural de hacerlo es a través de la red doméstica del nodo móvil</text:span><text:span text:style-name="T3">. De la misma manera que los padres de la veintena móvil rastrean la ubicación de sus hijos, </text:span><text:span text:style-name="T13">el agente local</text:span><text:span text:style-name="T15">(home agent)</text:span><text:span text:style-name="T13"> en la red doméstica del nodo móvil puede rastrear la red extranjera en la que reside el nodo móvil. Un protocolo entre el nodo móvil </text:span><text:span text:style-name="T3">(o un agente extranjero que representa el nodo móvil) </text:span><text:span text:style-name="T13">y el agente local será sin duda necesario para actualizar la ubicación del nodo móvil.</text:span></text:p>
      <text:p text:style-name="P20"><text:span text:style-name="T3">Consideremos ahora al </text:span><text:span text:style-name="T13">agente extranjero</text:span><text:span text:style-name="T15">(foreign agent)</text:span><text:span text:style-name="T13"> con más detalle</text:span><text:span text:style-name="T3">. El </text:span><text:span text:style-name="T13">enfoque conceptualmente</text:span><text:span text:style-name="T3"> más simple, que se muestra en la Figura 6.22, </text:span><text:span text:style-name="T13">es ubicar a los agentes extranjeros en los enrutadores de borde</text:span><text:span text:style-name="T16">(edge routers)</text:span><text:span text:style-name="T13"> en la red extranjera</text:span><text:span text:style-name="T16">(foreign network)</text:span><text:span text:style-name="T3">. Una de </text:span><text:span text:style-name="T24">las funciones del agente externo</text:span><text:span text:style-name="T25">(foreign agent)</text:span><text:span text:style-name="T13"> </text:span><text:span text:style-name="T3">es </text:span><text:span text:style-name="T13">crear una llamada dirección de atención </text:span><text:span text:style-name="T16">(so-called care-of address (COA))</text:span><text:span text:style-name="T3"> </text:span><text:span text:style-name="T13">para el nodo móvil,</text:span><text:span text:style-name="T3"> </text:span><text:span text:style-name="T13">con la parte de red del COA que coincida con la red extranjera.</text:span><text:span text:style-name="T3"> Por lo tanto, </text:span><text:span text:style-name="T13">hay dos direcciones asociadas con un nodo móvil</text:span><text:span text:style-name="T3">, </text:span><text:span text:style-name="T13">su dirección permanente</text:span><text:span text:style-name="T3"> (análoga a la </text:span><text:span text:style-name="T13">dirección de la casa de la familia</text:span><text:span text:style-name="T3"> de nuestro joven móvil) </text:span><text:span text:style-name="T13">y su COA, a veces conocida como una dirección extranjera </text:span><text:span text:style-name="T3">(análoga a la </text:span><text:span text:style-name="T13">dirección de la casa en la que reside actualmente</text:span><text:span text:style-name="T3"> nuestro joven móvil) ). En el ejemplo de la Figura 6.22, la </text:span><text:span text:style-name="T13">dirección permanente </text:span><text:span text:style-name="T3">del nodo móvil es 128.119.40.186. </text:span><text:span text:style-name="T13">Al visitar la red </text:span><text:span text:style-name="T3">79.129.13 / 24, </text:span><text:span text:style-name="T13">el nodo móvil </text:span><text:soft-page-break/><text:span text:style-name="T13">tiene un COA </text:span><text:span text:style-name="T4">de</text:span><text:span text:style-name="T3"> 79.129.13.2. </text:span><text:span text:style-name="T24">Una segunda función del agente externo</text:span><text:span text:style-name="T3"> es </text:span><text:span text:style-name="T13">informar al agente local</text:span><text:span text:style-name="T16">(Home agent )</text:span><text:span text:style-name="T13"> que el nodo móvil reside en su red</text:span><text:span text:style-name="T3"> (el agente externo, </text:span><text:span text:style-name="T17">foreing agent</text:span><text:span text:style-name="T3">) </text:span><text:span text:style-name="T13">y tiene el COA dado</text:span><text:span text:style-name="T3">. Veremos en breve que </text:span><text:span text:style-name="T13">el COA se utilizará para "redireccionar" los datagramas al nodo móvil a través de su agente externo.</text:span></text:p>
      <text:p text:style-name="P20"><text:span text:style-name="T3">Aunque hemos separado la funcionalidad del nodo móvil y el agente externo</text:span><text:span text:style-name="T8">(mobile node and the foreign agent)</text:span><text:span text:style-name="T3">, vale la pena señalar que </text:span><text:span text:style-name="T13">el nodo móvil también puede asumir las responsabilidades del agente externo</text:span><text:span text:style-name="T17">(foreign agent)</text:span><text:span text:style-name="T3">. Por ejemplo, </text:span><text:span text:style-name="T13">el nodo móvil podría obtener un COA en la red extranjera</text:span><text:span text:style-name="T3"> (por ejemplo, </text:span><text:span text:style-name="T13">usando un protocolo como DHCP</text:span><text:span text:style-name="T3">) </text:span><text:span text:style-name="T13">e informar al agente local</text:span><text:span text:style-name="T16">(Home agent)</text:span><text:span text:style-name="T13"> de su COA</text:span><text:span text:style-name="T3">.</text:span></text:p>
      <text:p text:style-name="P16"/>
      <text:p text:style-name="P20"><text:span text:style-name="T13">6.5.2 Enrutamiento a un nodo móvil</text:span></text:p>
      <text:p text:style-name="P20"><text:span text:style-name="T3">Ahora hemos visto cómo </text:span><text:span text:style-name="T13">un nodo móvil obtiene un COA y</text:span><text:span text:style-name="T3"> cómo </text:span><text:span text:style-name="T13">se </text:span><text:span text:style-name="T4">puede</text:span><text:span text:style-name="T13"> informar al agente local de esa dirección</text:span><text:span text:style-name="T3">. </text:span><text:span text:style-name="T13">Pero</text:span><text:span text:style-name="T3"> si el agente local sabe que el COA resuelve solo una parte del problema. </text:span><text:span text:style-name="T13">¿Cómo se deben direccionar y reenviar los datagramas al nodo móvil?</text:span><text:span text:style-name="T3"> Dado que solo </text:span><text:span text:style-name="T13">el agente local (y no los enrutadores de toda la red) conoce la ubicación del nodo móvil</text:span><text:span text:style-name="T3">, ya </text:span><text:span text:style-name="T13">no será suficiente dirigir un datagrama a la dirección permanente del nodo móvil y enviarlo a la infraestructura de la capa de red.</text:span><text:span text:style-name="T3"> </text:span><text:span text:style-name="T24">Hay que hacer algo más.</text:span><text:span text:style-name="T3"> Se pueden identificar </text:span><text:span text:style-name="T13">dos enfoques,</text:span><text:span text:style-name="T3"> a los que nos referiremos como </text:span><text:span text:style-name="T13">enrutamiento indirecto y directo.</text:span></text:p>
      <text:p text:style-name="P20"><text:span text:style-name="T13"/></text:p>
      <text:list xml:id="list911369807126331429" text:style-name="L2">
        <text:list-item>
          <text:p text:style-name="P11"><text:span text:style-name="T13">Indirect Routing to a Mobile Node </text:span><text:span text:style-name="T18">(</text:span><text:span text:style-name="T13">Enrutamiento indirecto a un nodo móvil</text:span><text:span text:style-name="T18">) </text:span><text:span text:style-name="T3">Consideremos primero </text:span><text:span text:style-name="T13">un corresponsal que desea enviar un datagrama a un nodo móvil.</text:span><text:span text:style-name="T3"> En el enfoque de enrutamiento indirecto, </text:span><text:span text:style-name="T13">el corresponsal </text:span><text:span text:style-name="T3">simplemente </text:span><text:span text:style-name="T13">dirige</text:span><text:span text:style-name="T3"> </text:span><text:span text:style-name="T13">el datagrama a la dirección permanente del nodo móvil y lo envía a la red</text:span><text:span text:style-name="T3">, </text:span><text:span text:style-name="T13">sin saber si el nodo móvil reside en su red doméstica o está visitando una red extranjera</text:span><text:span text:style-name="T3">;</text:span><text:span text:style-name="T13"> La movilidad</text:span><text:span text:style-name="T3"> es, pues, </text:span><text:span text:style-name="T13">completamente transparente para el corresponsal</text:span><text:span text:style-name="T3">. </text:span><text:span text:style-name="T13">Dichos datagramas se enrutan</text:span><text:span text:style-name="T3"> primero, como de costumbre, </text:span><text:span text:style-name="T13">a la red doméstica del nodo móvil. </text:span><text:span text:style-name="T3">Esto se ilustra en el paso 1 en la Figura 6.23, </text:span><text:span text:style-name="T13">Ahora vamos a centrar</text:span><text:span text:style-name="T3"> nuestra atención </text:span><text:span text:style-name="T13">en el agente local</text:span><text:span text:style-name="T18">(Home agent)</text:span><text:span text:style-name="T3">. </text:span><text:span text:style-name="T13">Además de</text:span><text:span text:style-name="T3"> ser responsable de </text:span><text:span text:style-name="T13">interactuar con un agente extranjero para rastrear el COA del nodo móvil,</text:span><text:span text:style-name="T3"> el agente local </text:span><text:span text:style-name="T13">tiene otra función muy importante</text:span><text:span text:style-name="T3">. Su segundo trabajo</text:span><text:span text:style-name="T7"> </text:span><text:span text:style-name="T24">es estar atento a los datagramas que llegan a los nodos cuya red doméstica es la del agente local</text:span><text:span text:style-name="T3">,</text:span><text:span text:style-name="T24"> pero que actualmente residen en una red extranjera.</text:span><text:span text:style-name="T3"> El </text:span><text:span text:style-name="T13">agente local intercepta estos datagramas y luego los envía a un nodo móvil en un proceso de dos pasos</text:span><text:span text:style-name="T3">. </text:span><text:span text:style-name="T13">El datagrama se reenvía primero al </text:span><text:soft-page-break/><text:span text:style-name="T13">agente externo </text:span><text:span text:style-name="T19">(Foreign agent)</text:span><text:span text:style-name="T13">, utilizando la COA del nodo móvil</text:span><text:span text:style-name="T3"> (paso 2 en la Figura 6.23), y </text:span><text:span text:style-name="T13">luego se reenvía desde el agente externo </text:span><text:span text:style-name="T19">(Foreign agent)</text:span><text:span text:style-name="T13"> al nodo móvil</text:span><text:span text:style-name="T3"> (paso 3 en la Figura 6.23).</text:span></text:p>
          <text:p text:style-name="P11"><text:span text:style-name="T3">Es instructivo considerar este desvío en </text:span><text:span text:style-name="T13">más detalle</text:span><text:span text:style-name="T3">. </text:span><text:span text:style-name="T13">El agente local deberá </text:span><text:span text:style-name="T24">abordar el datagrama utilizando el COA del nodo móvil</text:span><text:span text:style-name="T3">, </text:span><text:span text:style-name="T13">de modo que la capa de red enrute el datagrama a la red extranjera</text:span><text:span text:style-name="T3">. Por otro lado, </text:span><text:span text:style-name="T13">es deseable dejar el datagrama </text:span><text:span text:style-name="T20">intacto</text:span><text:span text:style-name="T13"> correspondiente</text:span><text:span text:style-name="T3">, </text:span><text:span text:style-name="T13">ya que la aplicación que recibe el datagrama no debe tener en cuenta que el datagrama se reenvió a través del agente local.</text:span><text:span text:style-name="T3"> Ambos objetivos </text:span><text:span text:style-name="T24">se pueden cumplir haciendo que el agente local encapsule el datagrama completo original del corresponsal dentro de un datagrama nuevo (más grande).</text:span><text:span text:style-name="T3"> </text:span><text:span text:style-name="T13">Este datagrama más grande se dirige y se entrega al COA del nodo móvil.</text:span><text:span text:style-name="T24"> El agente extranjero, que es el "propietario" del COA, recibirá y desencapsulará el datagrama,</text:span><text:span text:style-name="T3"> es decir, </text:span><text:span text:style-name="T13">eliminará el datagrama original del corresponsal dentro del datagrama de encapsulación más grande y remitirá</text:span><text:span text:style-name="T3"> (paso 3 en la Figura 6.23) </text:span><text:span text:style-name="T13">el datagrama original al nodo móvil.</text:span><text:span text:style-name="T3"> La Figura 6.24 muestra un datagrama original del corresponsal que se envía a la red doméstica, un datagrama encapsulado que se envía al agente externo y el datagrama original que se entrega al nodo móvil. El lector atento notará que la encapsulación / desencapsulación descrita aquí es idéntica a la noción de tunelización, que se analiza en el Capítulo 4 en el contexto de la multidifusión IP y Ipv6.</text:span></text:p>
          <text:p text:style-name="P11"><text:span text:style-name="T3">Consideremos a continuación</text:span><text:span text:style-name="T13"> cómo un nodo móvil envía datagramas a un corresponsal.</text:span><text:span text:style-name="T3"> Esto </text:span><text:span text:style-name="T13">es bastante simple</text:span><text:span text:style-name="T3">, ya que el nodo móvil </text:span><text:span text:style-name="T13">puede dirigir su datagrama directamente al corresponsal (utilizando su propia dirección permanente como la dirección de origen y la dirección del correspondiente como la dirección de destino)</text:span><text:span text:style-name="T3">. Como el nodo móvil conoce la dirección del corresponsal, </text:span><text:span text:style-name="T24">no es necesario enrutar el datagrama a través del agente local.</text:span><text:span text:style-name="T3"> Esto se muestra como paso 4 en la Figura 6.23.</text:span></text:p>
          <text:p text:style-name="P11"><text:span text:style-name="T3">Resumamos nuestra discusión sobre el enrutamiento indirecto enumerando la nueva funcionalidad de </text:span><text:span text:style-name="T9">la capa de red</text:span><text:span text:style-name="T3"> requerida para soportar la movilidad.</text:span></text:p>
          <text:list>
            <text:list-item>
              <text:p text:style-name="P13"><text:span text:style-name="T24">Un protocolo de nodo móvil a agente externo</text:span><text:span text:style-name="T27">(foreign agent)</text:span><text:span text:style-name="T13">.</text:span><text:span text:style-name="T3"> El</text:span><text:span text:style-name="T13"> nodo móvil se registrará con el agente externo cuando se conecte a la red extranjera</text:span><text:span text:style-name="T3">. De manera similar, </text:span><text:span text:style-name="T4">un</text:span><text:span text:style-name="T13"> nodo móvil se dará de baja con el agente externo cuando abandone la red externa.</text:span></text:p>
            </text:list-item>
            <text:list-item>
              <text:p text:style-name="P13"><text:span text:style-name="T24">Un protocolo de registro de agente extranjero a agente local. </text:span><text:span text:style-name="T3">El </text:span><text:span text:style-name="T13">agente extranjero registrará el COA del nodo </text:span><text:soft-page-break/><text:span text:style-name="T13">móvil con el agente local.</text:span><text:span text:style-name="T3"> Un </text:span><text:span text:style-name="T13">agente extranjero no necesita anular el registro explícito de un COA cuando un nodo móvil abandona su red,</text:span><text:span text:style-name="T3"> ya que el posterior registro de un nuevo COA, cuando el nodo móvil se traslada a una nueva red, se hará cargo de esto.</text:span></text:p>
            </text:list-item>
            <text:list-item>
              <text:p text:style-name="P13"><text:span text:style-name="T24">Un protocolo de encapsulación de datagramas de agente local.</text:span><text:span text:style-name="T3"> Encapsulación y reenvío del datagrama original del corresponsal dentro de un datagrama dirigido al COA.</text:span></text:p>
            </text:list-item>
            <text:list-item>
              <text:p text:style-name="P13"><text:span text:style-name="T24">Un protocolo de desencapsulación de agente extraño.</text:span><text:span text:style-name="T3"> Extracción del datagrama original del corresponsal del datagrama de encapsulación, y el reenvío del datagrama original al nodo móvil.</text:span></text:p>
            </text:list-item>
          </text:list>
        </text:list-item>
      </text:list>
      <text:p text:style-name="P14"><text:span text:style-name="T3"/></text:p>
      <text:list xml:id="list133414540033108" text:continue-numbering="true" text:style-name="L2">
        <text:list-header>
          <text:p text:style-name="P11"><text:span text:style-name="T3">La discusión anterior proporciona todas las piezas (agentes extranjeros, el agente local y el reenvío indirecto) necesarios para que un nodo móvil mantenga una conexión en curso mientras se mueve entre redes. Como ejemplo de cómo encajan estas piezas, suponga que el nodo móvil está conectado a la red A extranjera, ha registrado un COA en la red A con su agente local y está recibiendo datagramas que se están enrutando indirectamente a través de su agente local. El nodo móvil ahora se mueve a la red extranjera B y se registra con el agente externo en la red B, que informa al agente local del nuevo COA del nodo móvil. A partir de este momento, el agente local redireccionará los datagramas a la red extranjera B. En lo que respecta al corresponsal, la movilidad es transparente: los datagramas se enrutan a través del mismo agente local antes y después de la mudanza. En lo que respecta al agente local, no hay interrupciones en el flujo de datagramas: los datagramas que llegan se envían primero a la red extranjera A; después del cambio en COA, los datagramas se envían a la red extranjera B. </text:span><text:span text:style-name="T13">¿Pero verá el nodo móvil un flujo interrumpido de datagramas a medida que se mueve entre redes?</text:span><text:span text:style-name="T3"> Siempre que </text:span><text:span text:style-name="T13">el tiempo entre la desconexión del nodo móvil de la red A (en cuyo punto ya no puede recibir datagramas a través de A)</text:span><text:span text:style-name="T3"> </text:span><text:span text:style-name="T13">y su conexión a la red B (en ese momento registrará un nuevo COA con su agente local) sea pequeño</text:span><text:span text:style-name="T3">, </text:span><text:span text:style-name="T24">Se perderán algunos datagramas</text:span><text:span text:style-name="T3">. Recuerde en el Capítulo 3 que </text:span><text:span text:style-name="T13">las conexiones de extremo a extremo pueden sufrir pérdidas de datagramas debido a la congestión de la red. </text:span><text:span text:style-name="T3">Por lo tanto, </text:span><text:span text:style-name="T13">la pérdida ocasional de datagramas dentro de una conexión cuando un nodo se mueve entre redes no es un problema catastrófico</text:span><text:span text:style-name="T3">. </text:span><text:span text:style-name="T13">Si se requiere una comunicación sin pérdidas, los mecanismos de la capa superior se recuperarán de la pérdida del </text:span><text:soft-page-break/><text:span text:style-name="T13">datagrama, ya sea que dicha pérdida resulte de la congestión de la red o de la movilidad del usuario.</text:span></text:p>
        </text:list-header>
      </text:list>
      <text:p text:style-name="P1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8:59:29.345295155</meta:creation-date>
    <dc:date>2019-03-28T13:34:14.214103882</dc:date>
    <meta:editing-duration>PT1H14M45S</meta:editing-duration>
    <meta:editing-cycles>2</meta:editing-cycles>
    <meta:generator>LibreOffice/5.1.6.2$Linux_X86_64 LibreOffice_project/10m0$Build-2</meta:generator>
    <meta:document-statistic meta:table-count="0" meta:image-count="0" meta:object-count="0" meta:page-count="8" meta:paragraph-count="28" meta:word-count="3116" meta:character-count="18455" meta:non-whitespace-character-count="15379"/>
  </office:meta>
</office:document-meta>
</file>